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0f43" officeooo:paragraph-rsid="00170f4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0f43" officeooo:paragraph-rsid="00170f43" style:font-size-asian="10.5pt" style:font-weight-asian="bold" style:font-size-complex="12pt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2pt" fo:font-weight="bold" officeooo:rsid="00170f43" officeooo:paragraph-rsid="00170f43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1b558a" officeooo:paragraph-rsid="001b558a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officeooo:rsid="001c91d4" officeooo:paragraph-rsid="001c91d4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1d158e" officeooo:paragraph-rsid="001d158e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bold" officeooo:rsid="001d158e" officeooo:paragraph-rsid="001d158e" style:font-size-asian="10.5pt" style:font-weight-asian="bold" style:font-size-complex="12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bold" officeooo:rsid="001e46f8" officeooo:paragraph-rsid="001e46f8" style:font-size-asian="10.5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bold" officeooo:rsid="001e46f8" officeooo:paragraph-rsid="001e46f8" style:font-size-asian="10.5pt" style:font-weight-asian="bold" style:font-size-complex="12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bold" officeooo:rsid="001e6736" officeooo:paragraph-rsid="001e6736" style:font-size-asian="10.5pt" style:font-weight-asian="bold" style:font-size-complex="12pt" style:font-weight-complex="bold"/>
    </style:style>
    <style:style style:name="T1" style:family="text">
      <style:text-properties officeooo:rsid="0018df2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8df2c" style:font-size-asian="12.25pt" style:font-size-complex="14pt"/>
    </style:style>
    <style:style style:name="T4" style:family="text">
      <style:text-properties fo:font-size="14pt" officeooo:rsid="001b558a" style:font-size-asian="12.25pt" style:font-size-complex="14pt"/>
    </style:style>
    <style:style style:name="T5" style:family="text">
      <style:text-properties fo:font-size="14pt" officeooo:rsid="001c91d4" style:font-size-asian="12.25pt" style:font-size-complex="14pt"/>
    </style:style>
    <style:style style:name="T6" style:family="text">
      <style:text-properties fo:font-size="14pt" officeooo:rsid="001d158e" style:font-size-asian="12.25pt" style:font-size-complex="14pt"/>
    </style:style>
    <style:style style:name="T7" style:family="text">
      <style:text-properties fo:font-size="14pt" officeooo:rsid="001e46f8" style:font-size-asian="12.25pt" style:font-size-complex="14pt"/>
    </style:style>
    <style:style style:name="T8" style:family="text">
      <style:text-properties fo:font-size="14pt" officeooo:rsid="001e6736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itle/><text:span text:style-name="T1">Entrevistas</text:span></text:p>
      <text:p text:style-name="P1"/>
      <text:p text:style-name="P2">•Quem foi entrevistado</text:p>
      <text:p text:style-name="Standard">•Quando</text:p>
      <text:p text:style-name="Standard">•qual o arquétipo</text:p>
      <text:p text:style-name="Standard">•key insights da entrevista</text:p>
      <text:p text:style-name="Standard">•we thought:</text:p>
      <text:p text:style-name="Standard">•we learn:</text:p>
      <text:p text:style-name="Standard">•Representative quotes:</text:p>
      <text:p text:style-name="Standard">•Hipótese(s) validada(s)</text:p>
      <text:p text:style-name="Standard">•Avaliação: Must have / Nice to have / Don’t care</text:p>
      <text:p text:style-name="P2"/>
      <text:p text:style-name="P2"><text:span text:style-name="T2">- </text:span><text:span text:style-name="T3">Victor Anderson – Estudante de Direito na São Francisco </text:span><text:span text:style-name="T4">(10/09/16)</text:span></text:p>
      <text:list xml:id="list1988920268976412952" text:style-name="L1">
        <text:list-item>
          <text:p text:style-name="P4"><text:span text:style-name="T2">Assiste muitas séries, as vezes passa mais de 4h assistindo séries sem parar</text:span></text:p>
        </text:list-item>
        <text:list-item>
          <text:p text:style-name="P4"><text:span text:style-name="T2">Frequentemente perde o controle do horário, ficando até tarde da madrugada assistindo séries, animes ou filmes</text:span></text:p>
        </text:list-item>
        <text:list-item>
          <text:p text:style-name="P4"><text:span text:style-name="T2">Já usou um aplicativo chamado TVShowTime para acompanhar as séries, mas as vezes assistia coisas no metrô e não tinha internet pra registrar no aplicativo (requer uso de internet). Parou de utilizar por pregui</text:span><text:span text:style-name="T5">ça</text:span><text:span text:style-name="T2"> de </text:span><text:span text:style-name="T5">ficar colocando no aplicativo tudo o que viu</text:span></text:p>
        </text:list-item>
        <text:list-item>
          <text:p text:style-name="P5"><text:span text:style-name="T2">A conclusão foi de que o nosso sistema precisa ser o mais fácil possível de usar, com o menor número de toque possível, de modo que não seja trabalhoso. Será importante também uma forma de o aplicativo funcionar offline, ao menos para algumas funções básicas.</text:span></text:p>
        </text:list-item>
        <text:list-item>
          <text:p text:style-name="P6"><text:span text:style-name="T2">Citações representativas: “foi dando preguiça de colocar no aplicativo, e aí <text:s/>fui parando de usar”</text:span></text:p>
        </text:list-item>
        <text:list-item>
          <text:p text:style-name="P5"><text:span text:style-name="T2">Hipóteses validadas: algumas pessoal perdem o controle e vão assistindo episódio após o outro sem </text:span><text:span text:style-name="T6">conseguir dosar a quantidade</text:span></text:p>
        </text:list-item>
        <text:list-item>
          <text:p text:style-name="P6"><text:span text:style-name="T6">A</text:span><text:span text:style-name="T2">valiação: Nice to have</text:span></text:p>
        </text:list-item>
      </text:list>
      <text:p text:style-name="P2"><text:span text:style-name="T3"/></text:p>
      <text:p text:style-name="P2"><text:span text:style-name="T3">- Lucas Sakurai – Estudante de Eng. Mecatrônica na Poli </text:span><text:span text:style-name="T6">(09/09/16)</text:span></text:p>
      <text:list xml:id="list7674084246422987018" text:style-name="L2">
        <text:list-item>
          <text:p text:style-name="P7"><text:span text:style-name="T2">Assiste séries, animes e novelas orientais com uma frequência média de 3x por semana, 1h a cada vez</text:span></text:p>
        </text:list-item>
        <text:list-item>
          <text:p text:style-name="P7"><text:span text:style-name="T2">Muito atarefado com os estudos da faculdade</text:span></text:p>
        </text:list-item>
        <text:list-item>
          <text:p text:style-name="P7"><text:span text:style-name="T2">Geralmente acompanha o lançamento de uma série e vai assistindo conforme os episódios vão lançando</text:span></text:p>
        </text:list-item>
        <text:list-item>
          <text:p text:style-name="P7"><text:span text:style-name="T2">Nunca usou nenhum </text:span><text:span text:style-name="T7">serviço específico</text:span><text:span text:style-name="T2"> para ajudar a acompanhar as séries, por nunca ter procurado. Usou um site chamado MyAnimeList, mas apenas pra ver a quantidade de horas já assistidas. </text:span><text:span text:style-name="T7">Para novelas orientais, nunca viu nenhum serviço do tipo</text:span></text:p>
        </text:list-item>
        <text:list-item>
          <text:p text:style-name="P9"><text:span text:style-name="T2">Disse que alguns sistemas de stream como Netflix e Crunchyroll ajudam a controlar os episódio, mas apenas dos disponíveis para stream no serviço</text:span></text:p>
        </text:list-item>
        <text:list-item>
          <text:p text:style-name="P7"><text:span text:style-name="T2">Acha que seria bem útil um aplicativo prático que avisasse quando lançasse novos episódios, continuações ou outros relacionados</text:span></text:p>
        </text:list-item>
        <text:list-item>
          <text:p text:style-name="P7"><text:span text:style-name="T2">A conclusão foi de que o aplicativo precisa ser de fácil uso, e permita </text:span><text:soft-page-break/><text:span text:style-name="T2">notificações via smartphone que informem sobre os lançamentos. Também será necessário fazer relacionamentos entre séries que tenham a história em comum</text:span></text:p>
        </text:list-item>
        <text:list-item>
          <text:p text:style-name="P7"><text:span text:style-name="T2">Citações representativas: “nunca usei nada, geralmente decoro qual episódio parei”</text:span></text:p>
        </text:list-item>
        <text:list-item>
          <text:p text:style-name="P9"><text:span text:style-name="T2">Hipóteses validadas: existem outras alternativas para o sistema planejado. </text:span></text:p>
        </text:list-item>
        <text:list-item>
          <text:p text:style-name="P9"><text:span text:style-name="T2">Avaliação: Nice to Have</text:span></text:p>
        </text:list-item>
      </text:list>
      <text:p text:style-name="P2"><text:span text:style-name="T3">- Rafael Matsumoto – Estudante de Eng. Quimica da USP Lorena</text:span></text:p>
      <text:list xml:id="list2132552453298248951" text:style-name="L3">
        <text:list-item>
          <text:p text:style-name="P8"><text:span text:style-name="T3">A</text:span><text:span text:style-name="T2">ssiste algumas séries, com frequência de 2x por semana, 2h a cada vez</text:span></text:p>
        </text:list-item>
        <text:list-item>
          <text:p text:style-name="P8"><text:span text:style-name="T2">Não tem muito problema com relação ao gerenciamento do tempo pois não assiste tantas séries em paralelo e consegue controlar bem isso</text:span></text:p>
        </text:list-item>
        <text:list-item>
          <text:p text:style-name="P8"><text:span text:style-name="T2">Já usou o MyAnimeList para ajudar a acompanhar animes, mas parou de usar por achar muito trabalhoso o processo de informar quais episódios já assistiu(a ferramenta em questão é um serviço via web). Um aplicativo no celular facilitaria bastante nesse sentido, e poderia ter notificações quando lançasse um novo episódio</text:span></text:p>
        </text:list-item>
        <text:list-item>
          <text:p text:style-name="P8"><text:span text:style-name="T2">Achava prestigioso ver o resultado de quando terminava uma série ou ver todas as séries que já terminou. Disse que um sistema de “archievements” ou experiência ao atingir certos objetivos (como terminar x séries) tornaria mais divertido.</text:span></text:p>
        </text:list-item>
        <text:list-item>
          <text:p text:style-name="P8"><text:span text:style-name="T2">Já teve problemas quando queria voltar a ver uma série que havia começado um tempo atrás pois não lembrava em qual episódio havia parado, e por conta disso, acaba deixando pra assistir em outro momento</text:span></text:p>
        </text:list-item>
        <text:list-item>
          <text:p text:style-name="P8"><text:span text:style-name="T2">As conclusões foram que o aplicativo precisa ser prático e rápido na hora de adicionar os episódios assistidos ou que vai assistir, precisa ter notificações pelo celular e ter uma interface que mostre claramente o progresso total do usuário e dê algum tipo de premiação simbólica</text:span></text:p>
        </text:list-item>
        <text:list-item>
          <text:p text:style-name="P8"><text:span text:style-name="T2">Citação representativa: “</text:span><text:span text:style-name="T8">Poderia tel algo como as medalhas do Pokemon Go ou do Xbox. Não é essencial, mas seria legal”</text:span></text:p>
        </text:list-item>
        <text:list-item>
          <text:p text:style-name="P10"><text:span text:style-name="T2">Hipóteses validadas: as pessoas muitas vezes se esquecem de onde parou em determinadas séries</text:span></text:p>
        </text:list-item>
        <text:list-item>
          <text:p text:style-name="P10"><text:span text:style-name="T2">Avaliação: Nice to Have</text:span></text:p>
        </text:list-item>
      </text:list>
      <text:p text:style-name="P2"><text:span text:style-name="T3">- Leon Brum – Estudante de Eng. Elétrica na Poli</text:span></text:p>
      <text:list xml:id="list6708156644339050183" text:style-name="L4">
        <text:list-item>
          <text:p text:style-name="P3"><text:span text:style-name="T3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itsumori</meta:initial-creator>
    <meta:creation-date>2016-09-13T13:49:46.189609806</meta:creation-date>
    <dc:date>2016-09-13T18:39:15.572449050</dc:date>
    <dc:creator>Hugo Mitsumori</dc:creator>
    <meta:editing-duration>PT28M18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41" meta:word-count="670" meta:character-count="4052" meta:non-whitespace-character-count="3443"/>
  </office:meta>
</office:document-meta>
</file>